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2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 style:data-style-name="N99">
      <style:text-properties fo:font-size="10pt" style:font-size-asian="10pt" style:font-size-complex="10pt"/>
    </style:style>
    <style:style style:name="ce5" style:family="table-cell" style:parent-style-name="Default">
      <style:map style:condition="cell-content()=1" style:apply-style-name="Good" style:base-cell-address="Feuille1.P1"/>
      <style:map style:condition="cell-content()=0" style:apply-style-name="Error" style:base-cell-address="Feuille1.P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default-cell-style-name="ce5"/>
        <table:table-row table:style-name="ro1">
          <table:table-cell table:style-name="ce1" office:value-type="string" calcext:value-type="string">
            <text:p>Terme</text:p>
          </table:table-cell>
          <table:table-cell table:style-name="ce1" office:value-type="string" calcext:value-type="string">
            <text:p>Définition</text:p>
          </table:table-cell>
          <table:table-cell table:number-columns-repeated="13"/>
          <table:table-cell office:value-type="string" calcext:value-type="string">
            <text:p>Importé</text:p>
          </table:table-cell>
        </table:table-row>
        <table:table-row table:style-name="ro2">
          <table:table-cell table:style-name="ce1" office:value-type="string" calcext:value-type="string">
            <text:p>Suite décroissante</text:p>
          </table:table-cell>
          <table:table-cell table:style-name="ce1" office:value-type="string" calcext:value-type="string">
            <text:p>La suite est décroissante à partir du rang \(n_0\) si \(\forall n\geq n_0, u_{n+1} \leq u_n\) et u est stictement croissante à partir de \(n_0\) si \(n\geq n_0\) on a \(u_{n+1} &lt; u_n\).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ite minorée</text:p>
          </table:table-cell>
          <table:table-cell table:style-name="ce1" office:value-type="string" calcext:value-type="string">
            <text:p>La suite est minorée si \(\exists m\in\mathbb{R}, \forall n\in\mathbb{N}, u_n\geq m\).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ite bornée</text:p>
          </table:table-cell>
          <table:table-cell table:style-name="ce2" office:value-type="string" calcext:value-type="string">
            <text:p>Si elle admet un majorant et un minorant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égalité triangulaire</text:p>
          </table:table-cell>
          <table:table-cell table:style-name="ce2" office:value-type="string" calcext:value-type="string">
            <text:p>\(|x+y|\leq |x|+|y|\)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icité de la limite d’une suite convergente</text:p>
          </table:table-cell>
          <table:table-cell table:style-name="ce1" office:value-type="string" calcext:value-type="string">
            <text:p>Si \((U_n)\) est convergente, sa limite l est unique on note \(l = \Lim{n+\infty} u_n\).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ditions pour que 2 suites soient adjacentes</text:p>
          </table:table-cell>
          <table:table-cell office:value-type="string" calcext:value-type="string">
            <text:p>1. \((U_n)\) est décroissante, 2. \((V_n)\) est croissante, 3, \(\Lim{+\infty} U_n-V_n = 0\), 4. \(u_n\geq v_n, \forall n\in\mathbb{N}\)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ergence de 2 suites adjacentes</text:p>
          </table:table-cell>
          <table:table-cell office:value-type="string" calcext:value-type="string">
            <text:p>Elles sont convergentent de m\^eme limite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éfinition d’une suite dont la limite est l’infini</text:p>
          </table:table-cell>
          <table:table-cell office:value-type="string" calcext:value-type="string">
            <text:p>Elle a pour limite \(+\infty\) si \(\forall A&gt;0, \exists N_A \in \mathbb{N}, \forall n, n\geq N_A \Rightarrow u_n \geq A\).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 formes indéterminées des limites</text:p>
          </table:table-cell>
          <table:table-cell office:value-type="string" calcext:value-type="string">
            <text:p>\(\frac{0}{0}\), \frac{\infty}{\infty}, 0\times \infty, +\infty-\infty\)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éfinition de la limite (quand une suite converge)</text:p>
          </table:table-cell>
          <table:table-cell office:value-type="string" calcext:value-type="string">
            <text:p>\(\forall \epsilon &gt;0, \exists N_{0} \in \mtahbb{N}, n \geq N_0 \Rightarrow |V_n-l| \leq \epsilon\)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 table:number-rows-repeated="1048564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Feuille1.P1:Feuille1.P1048576">
            <calcext:condition calcext:apply-style-name="Good" calcext:value="=1" calcext:base-cell-address="Feuille1.P1"/>
            <calcext:condition calcext:apply-style-name="Error" calcext:value="=0" calcext:base-cell-address="Feuille1.P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8:27:57.136726933</meta:creation-date>
    <dc:date>2024-10-01T20:10:24.305847822</dc:date>
    <meta:editing-duration>PT6H44M18S</meta:editing-duration>
    <meta:editing-cycles>17</meta:editing-cycles>
    <meta:generator>LibreOffice/7.3.7.2$Linux_X86_64 LibreOffice_project/30$Build-2</meta:generator>
    <meta:document-statistic meta:table-count="1" meta:cell-count="33" meta:object-count="0"/>
  </office:meta>
</office:document-meta>
</file>